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34pt"/>
    </style:style>
    <style:style style:name="co3" style:family="table-column">
      <style:table-column-properties fo:break-before="auto" style:column-width="149.44pt"/>
    </style:style>
    <style:style style:name="co4" style:family="table-column">
      <style:table-column-properties fo:break-before="auto" style:column-width="166.31pt"/>
    </style:style>
    <style:style style:name="co5" style:family="table-column">
      <style:table-column-properties fo:break-before="auto" style:column-width="135.41pt"/>
    </style:style>
    <style:style style:name="co6" style:family="table-column">
      <style:table-column-properties fo:break-before="auto" style:column-width="8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8"/>
    <style:style style:name="ce4" style:family="table-cell" style:parent-style-name="Default" style:data-style-name="N11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85.08pt" svg:height="441.58pt" svg:x="307.73pt" svg:y="1088.02pt">
            <draw:object draw:notify-on-update-of-ranges="Sheet1.B45:Sheet1.B45 Sheet1.B46:Sheet1.B73 Sheet1.C45:Sheet1.C45 Sheet1.C46:Sheet1.C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81.57pt" svg:height="439.6pt" svg:x="486.54pt" svg:y="706.85pt">
            <draw:object draw:notify-on-update-of-ranges="Sheet1.B1:Sheet1.B1 Sheet1.B2:Sheet1.B20 Sheet1.C1:Sheet1.C1 Sheet1.C2:Sheet1.C20 Sheet1.D1:Sheet1.D1 Sheet1.D2:Sheet1.D20 Sheet1.E1:Sheet1.E1 Sheet1.E2:Sheet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38.48pt" svg:height="359.12pt" svg:x="1255.58pt" svg:y="54.03pt">
            <draw:object draw:notify-on-update-of-ranges="Sheet1.H1:Sheet1.H1 Sheet1.H2:Sheet1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1" table:number-columns-repeated="37" table:default-cell-style-name="Default"/>
        <table:table-row table:style-name="ro1">
          <table:table-cell table:style-name="Default"/>
          <table:table-cell table:style-name="ce2" office:value-type="string" calcext:value-type="string">
            <text:p>1 clusters and 1 threads</text:p>
          </table:table-cell>
          <table:table-cell table:style-name="ce2" office:value-type="string" calcext:value-type="string">
            <text:p>8 clusters and 8 threads</text:p>
          </table:table-cell>
          <table:table-cell table:style-name="ce2" office:value-type="string" calcext:value-type="string">
            <text:p>27 clusters and 27 threads</text:p>
          </table:table-cell>
          <table:table-cell table:style-name="ce2" office:value-type="string" calcext:value-type="string">
            <text:p>27 clusters and 8 threads</text:p>
          </table:table-cell>
          <table:table-cell table:style-name="ce2"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7" office:value-type="float" office:value="27.3" calcext:value-type="float">
            <text:p>27.300000</text:p>
          </table:table-cell>
          <table:table-cell table:style-name="ce7" office:value-type="float" office:value="12.05" calcext:value-type="float">
            <text:p>12.050000</text:p>
          </table:table-cell>
          <table:table-cell table:style-name="ce7" office:value-type="float" office:value="8.33" calcext:value-type="float">
            <text:p>8.330000</text:p>
          </table:table-cell>
          <table:table-cell table:style-name="ce7" office:value-type="float" office:value="8.31" calcext:value-type="float">
            <text:p>8.310000</text:p>
          </table:table-cell>
          <table:table-cell table:style-name="ce7" table:formula="of:=[.B2]/[.E2]" office:value-type="float" office:value="3.28519855595668" calcext:value-type="float">
            <text:p>3.285199</text:p>
          </table:table-cell>
          <table:table-cell table:formula="of:=MIN([.C2:.E2])" office:value-type="float" office:value="8.31" calcext:value-type="float">
            <text:p>8.31</text:p>
          </table:table-cell>
          <table:table-cell table:formula="of:=[.B2]/[.G2]" office:value-type="float" office:value="3.28519855595668" calcext:value-type="float">
            <text:p>3.28519855595668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7" office:value-type="float" office:value="16.91" calcext:value-type="float">
            <text:p>16.910000</text:p>
          </table:table-cell>
          <table:table-cell table:style-name="ce7" office:value-type="float" office:value="7.64" calcext:value-type="float">
            <text:p>7.640000</text:p>
          </table:table-cell>
          <table:table-cell table:style-name="ce7" office:value-type="float" office:value="6.88" calcext:value-type="float">
            <text:p>6.880000</text:p>
          </table:table-cell>
          <table:table-cell table:style-name="ce7" office:value-type="float" office:value="6.1" calcext:value-type="float">
            <text:p>6.100000</text:p>
          </table:table-cell>
          <table:table-cell table:style-name="ce7" table:formula="of:=[.B3]/[.E3]" office:value-type="float" office:value="2.77213114754098" calcext:value-type="float">
            <text:p>2.772131</text:p>
          </table:table-cell>
          <table:table-cell table:formula="of:=MIN([.C3:.E3])" office:value-type="float" office:value="6.1" calcext:value-type="float">
            <text:p>6.1</text:p>
          </table:table-cell>
          <table:table-cell table:formula="of:=[.B3]/[.G3]" office:value-type="float" office:value="2.77213114754098" calcext:value-type="float">
            <text:p>2.77213114754098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7" office:value-type="float" office:value="12.87" calcext:value-type="float">
            <text:p>12.870000</text:p>
          </table:table-cell>
          <table:table-cell table:style-name="ce7" office:value-type="float" office:value="5.86" calcext:value-type="float">
            <text:p>5.860000</text:p>
          </table:table-cell>
          <table:table-cell table:style-name="ce7" office:value-type="float" office:value="4.79" calcext:value-type="float">
            <text:p>4.790000</text:p>
          </table:table-cell>
          <table:table-cell table:style-name="ce7" office:value-type="float" office:value="4.78" calcext:value-type="float">
            <text:p>4.780000</text:p>
          </table:table-cell>
          <table:table-cell table:style-name="ce7" table:formula="of:=[.B4]/[.E4]" office:value-type="float" office:value="2.69246861924686" calcext:value-type="float">
            <text:p>2.692469</text:p>
          </table:table-cell>
          <table:table-cell table:formula="of:=MIN([.C4:.E4])" office:value-type="float" office:value="4.78" calcext:value-type="float">
            <text:p>4.78</text:p>
          </table:table-cell>
          <table:table-cell table:formula="of:=[.B4]/[.G4]" office:value-type="float" office:value="2.69246861924686" calcext:value-type="float">
            <text:p>2.69246861924686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7" office:value-type="float" office:value="10.2" calcext:value-type="float">
            <text:p>10.200000</text:p>
          </table:table-cell>
          <table:table-cell table:style-name="ce7" office:value-type="float" office:value="4.96" calcext:value-type="float">
            <text:p>4.960000</text:p>
          </table:table-cell>
          <table:table-cell table:style-name="ce7" office:value-type="float" office:value="3.91" calcext:value-type="float">
            <text:p>3.910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7" table:formula="of:=[.B5]/[.E5]" office:value-type="float" office:value="2.64248704663212" calcext:value-type="float">
            <text:p>2.642487</text:p>
          </table:table-cell>
          <table:table-cell table:formula="of:=MIN([.C5:.E5])" office:value-type="float" office:value="3.86" calcext:value-type="float">
            <text:p>3.86</text:p>
          </table:table-cell>
          <table:table-cell table:formula="of:=[.B5]/[.G5]" office:value-type="float" office:value="2.64248704663212" calcext:value-type="float">
            <text:p>2.64248704663212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7" office:value-type="float" office:value="8.04" calcext:value-type="float">
            <text:p>8.040000</text:p>
          </table:table-cell>
          <table:table-cell table:style-name="ce7" office:value-type="float" office:value="4.09" calcext:value-type="float">
            <text:p>4.090000</text:p>
          </table:table-cell>
          <table:table-cell table:style-name="ce7" office:value-type="float" office:value="2.87" calcext:value-type="float">
            <text:p>2.870000</text:p>
          </table:table-cell>
          <table:table-cell table:style-name="ce7" office:value-type="float" office:value="3.18" calcext:value-type="float">
            <text:p>3.180000</text:p>
          </table:table-cell>
          <table:table-cell table:style-name="ce7" table:formula="of:=[.B6]/[.E6]" office:value-type="float" office:value="2.52830188679245" calcext:value-type="float">
            <text:p>2.528302</text:p>
          </table:table-cell>
          <table:table-cell table:formula="of:=MIN([.C6:.E6])" office:value-type="float" office:value="2.87" calcext:value-type="float">
            <text:p>2.87</text:p>
          </table:table-cell>
          <table:table-cell table:formula="of:=[.B6]/[.G6]" office:value-type="float" office:value="2.801393728223" calcext:value-type="float">
            <text:p>2.801393728223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7" office:value-type="float" office:value="6.71" calcext:value-type="float">
            <text:p>6.710000</text:p>
          </table:table-cell>
          <table:table-cell table:style-name="ce7" office:value-type="float" office:value="3.62" calcext:value-type="float">
            <text:p>3.620000</text:p>
          </table:table-cell>
          <table:table-cell table:style-name="ce7" office:value-type="float" office:value="2.56" calcext:value-type="float">
            <text:p>2.560000</text:p>
          </table:table-cell>
          <table:table-cell table:style-name="ce7" office:value-type="float" office:value="2.81" calcext:value-type="float">
            <text:p>2.810000</text:p>
          </table:table-cell>
          <table:table-cell table:style-name="ce7" table:formula="of:=[.B7]/[.E7]" office:value-type="float" office:value="2.38790035587189" calcext:value-type="float">
            <text:p>2.387900</text:p>
          </table:table-cell>
          <table:table-cell table:formula="of:=MIN([.C7:.E7])" office:value-type="float" office:value="2.56" calcext:value-type="float">
            <text:p>2.56</text:p>
          </table:table-cell>
          <table:table-cell table:formula="of:=[.B7]/[.G7]" office:value-type="float" office:value="2.62109375" calcext:value-type="float">
            <text:p>2.62109375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7" office:value-type="float" office:value="5.88" calcext:value-type="float">
            <text:p>5.880000</text:p>
          </table:table-cell>
          <table:table-cell table:style-name="ce7" office:value-type="float" office:value="2.85" calcext:value-type="float">
            <text:p>2.850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7" office:value-type="float" office:value="2.46" calcext:value-type="float">
            <text:p>2.460000</text:p>
          </table:table-cell>
          <table:table-cell table:style-name="ce7" table:formula="of:=[.B8]/[.E8]" office:value-type="float" office:value="2.39024390243902" calcext:value-type="float">
            <text:p>2.390244</text:p>
          </table:table-cell>
          <table:table-cell table:formula="of:=MIN([.C8:.E8])" office:value-type="float" office:value="2.32" calcext:value-type="float">
            <text:p>2.32</text:p>
          </table:table-cell>
          <table:table-cell table:formula="of:=[.B8]/[.G8]" office:value-type="float" office:value="2.53448275862069" calcext:value-type="float">
            <text:p>2.53448275862069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7" office:value-type="float" office:value="5.22" calcext:value-type="float">
            <text:p>5.220000</text:p>
          </table:table-cell>
          <table:table-cell table:style-name="ce7" office:value-type="float" office:value="2.64" calcext:value-type="float">
            <text:p>2.640000</text:p>
          </table:table-cell>
          <table:table-cell table:style-name="ce7" office:value-type="float" office:value="2.06" calcext:value-type="float">
            <text:p>2.060000</text:p>
          </table:table-cell>
          <table:table-cell table:style-name="ce7" office:value-type="float" office:value="2.2" calcext:value-type="float">
            <text:p>2.200000</text:p>
          </table:table-cell>
          <table:table-cell table:style-name="ce7" table:formula="of:=[.B9]/[.E9]" office:value-type="float" office:value="2.37272727272727" calcext:value-type="float">
            <text:p>2.372727</text:p>
          </table:table-cell>
          <table:table-cell table:formula="of:=MIN([.C9:.E9])" office:value-type="float" office:value="2.06" calcext:value-type="float">
            <text:p>2.06</text:p>
          </table:table-cell>
          <table:table-cell table:formula="of:=[.B9]/[.G9]" office:value-type="float" office:value="2.53398058252427" calcext:value-type="float">
            <text:p>2.53398058252427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7" office:value-type="float" office:value="4.7" calcext:value-type="float">
            <text:p>4.700000</text:p>
          </table:table-cell>
          <table:table-cell table:style-name="ce7" office:value-type="float" office:value="2.51" calcext:value-type="float">
            <text:p>2.510000</text:p>
          </table:table-cell>
          <table:table-cell table:style-name="ce7" office:value-type="float" office:value="1.89" calcext:value-type="float">
            <text:p>1.890000</text:p>
          </table:table-cell>
          <table:table-cell table:style-name="ce7" office:value-type="float" office:value="2.01" calcext:value-type="float">
            <text:p>2.010000</text:p>
          </table:table-cell>
          <table:table-cell table:style-name="ce7" table:formula="of:=[.B10]/[.E10]" office:value-type="float" office:value="2.33830845771144" calcext:value-type="float">
            <text:p>2.338308</text:p>
          </table:table-cell>
          <table:table-cell table:formula="of:=MIN([.C10:.E10])" office:value-type="float" office:value="1.89" calcext:value-type="float">
            <text:p>1.89</text:p>
          </table:table-cell>
          <table:table-cell table:formula="of:=[.B10]/[.G10]" office:value-type="float" office:value="2.48677248677249" calcext:value-type="float">
            <text:p>2.48677248677249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7" office:value-type="float" office:value="4.25" calcext:value-type="float">
            <text:p>4.250000</text:p>
          </table:table-cell>
          <table:table-cell table:style-name="ce7" office:value-type="float" office:value="2.11" calcext:value-type="float">
            <text:p>2.110000</text:p>
          </table:table-cell>
          <table:table-cell table:style-name="ce7" office:value-type="float" office:value="1.78" calcext:value-type="float">
            <text:p>1.780000</text:p>
          </table:table-cell>
          <table:table-cell table:style-name="ce7" office:value-type="float" office:value="1.77" calcext:value-type="float">
            <text:p>1.770000</text:p>
          </table:table-cell>
          <table:table-cell table:style-name="ce7" table:formula="of:=[.B11]/[.E11]" office:value-type="float" office:value="2.40112994350282" calcext:value-type="float">
            <text:p>2.401130</text:p>
          </table:table-cell>
          <table:table-cell table:formula="of:=MIN([.C11:.E11])" office:value-type="float" office:value="1.77" calcext:value-type="float">
            <text:p>1.77</text:p>
          </table:table-cell>
          <table:table-cell table:formula="of:=[.B11]/[.G11]" office:value-type="float" office:value="2.40112994350282" calcext:value-type="float">
            <text:p>2.40112994350282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7" office:value-type="float" office:value="2.08" calcext:value-type="float">
            <text:p>2.080000</text:p>
          </table:table-cell>
          <table:table-cell table:style-name="ce7" office:value-type="float" office:value="1.59" calcext:value-type="float">
            <text:p>1.590000</text:p>
          </table:table-cell>
          <table:table-cell table:style-name="ce7" office:value-type="float" office:value="1.67" calcext:value-type="float">
            <text:p>1.670000</text:p>
          </table:table-cell>
          <table:table-cell table:style-name="ce7" table:formula="of:=[.B12]/[.E12]" office:value-type="float" office:value="2.31137724550898" calcext:value-type="float">
            <text:p>2.311377</text:p>
          </table:table-cell>
          <table:table-cell table:formula="of:=MIN([.C12:.E12])" office:value-type="float" office:value="1.59" calcext:value-type="float">
            <text:p>1.59</text:p>
          </table:table-cell>
          <table:table-cell table:formula="of:=[.B12]/[.G12]" office:value-type="float" office:value="2.42767295597484" calcext:value-type="float">
            <text:p>2.42767295597484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7" office:value-type="float" office:value="3.55" calcext:value-type="float">
            <text:p>3.550000</text:p>
          </table:table-cell>
          <table:table-cell table:style-name="ce7" office:value-type="float" office:value="1.92" calcext:value-type="float">
            <text:p>1.920000</text:p>
          </table:table-cell>
          <table:table-cell table:style-name="ce7" office:value-type="float" office:value="1.45" calcext:value-type="float">
            <text:p>1.450000</text:p>
          </table:table-cell>
          <table:table-cell table:style-name="ce7" office:value-type="float" office:value="1.56" calcext:value-type="float">
            <text:p>1.560000</text:p>
          </table:table-cell>
          <table:table-cell table:style-name="ce7" table:formula="of:=[.B13]/[.E13]" office:value-type="float" office:value="2.27564102564103" calcext:value-type="float">
            <text:p>2.275641</text:p>
          </table:table-cell>
          <table:table-cell table:formula="of:=MIN([.C13:.E13])" office:value-type="float" office:value="1.45" calcext:value-type="float">
            <text:p>1.45</text:p>
          </table:table-cell>
          <table:table-cell table:formula="of:=[.B13]/[.G13]" office:value-type="float" office:value="2.44827586206897" calcext:value-type="float">
            <text:p>2.44827586206897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7" office:value-type="float" office:value="3.22" calcext:value-type="float">
            <text:p>3.220000</text:p>
          </table:table-cell>
          <table:table-cell table:style-name="ce7" office:value-type="float" office:value="1.73" calcext:value-type="float">
            <text:p>1.730000</text:p>
          </table:table-cell>
          <table:table-cell table:style-name="ce7" office:value-type="float" office:value="1.34" calcext:value-type="float">
            <text:p>1.340000</text:p>
          </table:table-cell>
          <table:table-cell table:style-name="ce7" office:value-type="float" office:value="1.43" calcext:value-type="float">
            <text:p>1.430000</text:p>
          </table:table-cell>
          <table:table-cell table:style-name="ce7" table:formula="of:=[.B14]/[.E14]" office:value-type="float" office:value="2.25174825174825" calcext:value-type="float">
            <text:p>2.251748</text:p>
          </table:table-cell>
          <table:table-cell table:formula="of:=MIN([.C14:.E14])" office:value-type="float" office:value="1.34" calcext:value-type="float">
            <text:p>1.34</text:p>
          </table:table-cell>
          <table:table-cell table:formula="of:=[.B14]/[.G14]" office:value-type="float" office:value="2.40298507462687" calcext:value-type="float">
            <text:p>2.40298507462687</text:p>
          </table:table-cell>
          <table:table-cell table:number-columns-repeated="2"/>
          <table:table-cell table:formula="of:=27*1.6" office:value-type="float" office:value="43.2" calcext:value-type="float">
            <text:p>43.2</text:p>
          </table:table-cell>
          <table:table-cell table:number-columns-repeated="19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7" office:value-type="float" office:value="3.03" calcext:value-type="float">
            <text:p>3.030000</text:p>
          </table:table-cell>
          <table:table-cell table:style-name="ce7" office:value-type="float" office:value="1.54" calcext:value-type="float">
            <text:p>1.540000</text:p>
          </table:table-cell>
          <table:table-cell table:style-name="ce7" office:value-type="float" office:value="1.25" calcext:value-type="float">
            <text:p>1.250000</text:p>
          </table:table-cell>
          <table:table-cell table:style-name="ce7" office:value-type="float" office:value="1.33" calcext:value-type="float">
            <text:p>1.330000</text:p>
          </table:table-cell>
          <table:table-cell table:style-name="ce7" table:formula="of:=[.B15]/[.E15]" office:value-type="float" office:value="2.2781954887218" calcext:value-type="float">
            <text:p>2.278195</text:p>
          </table:table-cell>
          <table:table-cell table:formula="of:=MIN([.C15:.E15])" office:value-type="float" office:value="1.25" calcext:value-type="float">
            <text:p>1.25</text:p>
          </table:table-cell>
          <table:table-cell table:formula="of:=[.B15]/[.G15]" office:value-type="float" office:value="2.424" calcext:value-type="float">
            <text:p>2.424</text:p>
          </table:table-cell>
          <table:table-cell table:number-columns-repeated="22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7" office:value-type="float" office:value="2.76" calcext:value-type="float">
            <text:p>2.760000</text:p>
          </table:table-cell>
          <table:table-cell table:style-name="ce7" office:value-type="float" office:value="1.49" calcext:value-type="float">
            <text:p>1.49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office:value-type="float" office:value="1.27" calcext:value-type="float">
            <text:p>1.270000</text:p>
          </table:table-cell>
          <table:table-cell table:style-name="ce7" table:formula="of:=[.B16]/[.E16]" office:value-type="float" office:value="2.17322834645669" calcext:value-type="float">
            <text:p>2.173228</text:p>
          </table:table-cell>
          <table:table-cell table:formula="of:=MIN([.C16:.E16])" office:value-type="float" office:value="1.15" calcext:value-type="float">
            <text:p>1.15</text:p>
          </table:table-cell>
          <table:table-cell table:formula="of:=[.B16]/[.G16]" office:value-type="float" office:value="2.4" calcext:value-type="float">
            <text:p>2.4</text:p>
          </table:table-cell>
          <table:table-cell table:number-columns-repeated="22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7" office:value-type="float" office:value="2.57" calcext:value-type="float">
            <text:p>2.570000</text:p>
          </table:table-cell>
          <table:table-cell table:style-name="ce7" office:value-type="float" office:value="1.37" calcext:value-type="float">
            <text:p>1.370000</text:p>
          </table:table-cell>
          <table:table-cell table:style-name="ce7" office:value-type="float" office:value="1.03" calcext:value-type="float">
            <text:p>1.030000</text:p>
          </table:table-cell>
          <table:table-cell table:style-name="ce7" office:value-type="float" office:value="1.16" calcext:value-type="float">
            <text:p>1.160000</text:p>
          </table:table-cell>
          <table:table-cell table:style-name="ce7" table:formula="of:=[.B17]/[.E17]" office:value-type="float" office:value="2.21551724137931" calcext:value-type="float">
            <text:p>2.215517</text:p>
          </table:table-cell>
          <table:table-cell table:formula="of:=MIN([.C17:.E17])" office:value-type="float" office:value="1.03" calcext:value-type="float">
            <text:p>1.03</text:p>
          </table:table-cell>
          <table:table-cell table:formula="of:=[.B17]/[.G17]" office:value-type="float" office:value="2.49514563106796" calcext:value-type="float">
            <text:p>2.49514563106796</text:p>
          </table:table-cell>
          <table:table-cell table:number-columns-repeated="22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7" office:value-type="float" office:value="1.22" calcext:value-type="float">
            <text:p>1.220000</text:p>
          </table:table-cell>
          <table:table-cell table:style-name="ce7" office:value-type="float" office:value="1" calcext:value-type="float">
            <text:p>1.000000</text:p>
          </table:table-cell>
          <table:table-cell table:style-name="ce7" office:value-type="float" office:value="1.08" calcext:value-type="float">
            <text:p>1.080000</text:p>
          </table:table-cell>
          <table:table-cell table:style-name="ce7" table:formula="of:=[.B18]/[.E18]" office:value-type="float" office:value="2.14814814814815" calcext:value-type="float">
            <text:p>2.148148</text:p>
          </table:table-cell>
          <table:table-cell table:formula="of:=MIN([.C18:.E18])" office:value-type="float" office:value="1" calcext:value-type="float">
            <text:p>1</text:p>
          </table:table-cell>
          <table:table-cell table:formula="of:=[.B18]/[.G18]" office:value-type="float" office:value="2.32" calcext:value-type="float">
            <text:p>2.32</text:p>
          </table:table-cell>
          <table:table-cell table:number-columns-repeated="22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7" office:value-type="float" office:value="2.16" calcext:value-type="float">
            <text:p>2.160000</text:p>
          </table:table-cell>
          <table:table-cell table:style-name="ce7" office:value-type="float" office:value="1.18" calcext:value-type="float">
            <text:p>1.180000</text:p>
          </table:table-cell>
          <table:table-cell table:style-name="ce7" office:value-type="float" office:value="0.92" calcext:value-type="float">
            <text:p>0.920000</text:p>
          </table:table-cell>
          <table:table-cell table:style-name="ce7" office:value-type="float" office:value="1.04" calcext:value-type="float">
            <text:p>1.040000</text:p>
          </table:table-cell>
          <table:table-cell table:style-name="ce7" table:formula="of:=[.B19]/[.E19]" office:value-type="float" office:value="2.07692307692308" calcext:value-type="float">
            <text:p>2.076923</text:p>
          </table:table-cell>
          <table:table-cell table:formula="of:=MIN([.C19:.E19])" office:value-type="float" office:value="0.92" calcext:value-type="float">
            <text:p>0.92</text:p>
          </table:table-cell>
          <table:table-cell table:formula="of:=[.B19]/[.G19]" office:value-type="float" office:value="2.34782608695652" calcext:value-type="float">
            <text:p>2.34782608695652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7" office:value-type="float" office:value="2.07" calcext:value-type="float">
            <text:p>2.07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office:value-type="float" office:value="0.9" calcext:value-type="float">
            <text:p>0.900000</text:p>
          </table:table-cell>
          <table:table-cell table:style-name="ce7" office:value-type="float" office:value="0.86" calcext:value-type="float">
            <text:p>0.860000</text:p>
          </table:table-cell>
          <table:table-cell table:style-name="ce7" table:formula="of:=[.B20]/[.E20]" office:value-type="float" office:value="2.40697674418605" calcext:value-type="float">
            <text:p>2.406977</text:p>
          </table:table-cell>
          <table:table-cell table:formula="of:=MIN([.C20:.E20])" office:value-type="float" office:value="0.86" calcext:value-type="float">
            <text:p>0.86</text:p>
          </table:table-cell>
          <table:table-cell table:formula="of:=[.B20]/[.G20]" office:value-type="float" office:value="2.40697674418605" calcext:value-type="float">
            <text:p>2.40697674418605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 table:number-rows-repeated="3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 table:number-rows-repeated="12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 table:number-rows-repeated="6">
          <table:table-cell table:number-columns-repeated="3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Without smoothing</text:p>
          </table:table-cell>
          <table:table-cell office:value-type="string" calcext:value-type="string">
            <text:p>With smoothing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4" office:value-type="percentage" office:value="0.92754" calcext:value-type="percentage">
            <text:p>92.75%</text:p>
          </table:table-cell>
          <table:table-cell table:style-name="ce4" office:value-type="percentage" office:value="0.91728" calcext:value-type="percentage">
            <text:p>91.73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4" office:value-type="percentage" office:value="0.88813" calcext:value-type="percentage">
            <text:p>88.81%</text:p>
          </table:table-cell>
          <table:table-cell table:style-name="ce4" office:value-type="percentage" office:value="0.81574" calcext:value-type="percentage">
            <text:p>81.57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4" office:value-type="percentage" office:value="0.85664" calcext:value-type="percentage">
            <text:p>85.66%</text:p>
          </table:table-cell>
          <table:table-cell table:style-name="ce4" office:value-type="percentage" office:value="0.70445" calcext:value-type="percentage">
            <text:p>70.45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4" office:value-type="percentage" office:value="0.82515" calcext:value-type="percentage">
            <text:p>82.52%</text:p>
          </table:table-cell>
          <table:table-cell table:style-name="ce4" office:value-type="percentage" office:value="0.60357" calcext:value-type="percentage">
            <text:p>60.36%</text:p>
          </table:table-cell>
          <table:table-cell table:number-columns-repeated="32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4" office:value-type="percentage" office:value="0.7908" calcext:value-type="percentage">
            <text:p>79.08%</text:p>
          </table:table-cell>
          <table:table-cell table:style-name="ce4" office:value-type="percentage" office:value="0.52048" calcext:value-type="percentage">
            <text:p>52.05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4" office:value-type="percentage" office:value="0.75254" calcext:value-type="percentage">
            <text:p>75.25%</text:p>
          </table:table-cell>
          <table:table-cell table:style-name="ce4" office:value-type="percentage" office:value="0.45523" calcext:value-type="percentage">
            <text:p>45.52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4" office:value-type="percentage" office:value="0.71122" calcext:value-type="percentage">
            <text:p>71.12%</text:p>
          </table:table-cell>
          <table:table-cell table:style-name="ce4" office:value-type="percentage" office:value="0.40309" calcext:value-type="percentage">
            <text:p>40.31%</text:p>
          </table:table-cell>
          <table:table-cell table:number-columns-repeated="34"/>
          <table:table-cell table:style-name="ce4"/>
          <table:table-cell table:number-columns-repeated="4"/>
          <table:table-cell table:style-name="ce4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4" office:value-type="percentage" office:value="0.66718" calcext:value-type="percentage">
            <text:p>66.72%</text:p>
          </table:table-cell>
          <table:table-cell table:style-name="ce4" office:value-type="percentage" office:value="0.3613" calcext:value-type="percentage">
            <text:p>36.13%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4" office:value-type="percentage" office:value="0.62283" calcext:value-type="percentage">
            <text:p>62.28%</text:p>
          </table:table-cell>
          <table:table-cell table:style-name="ce4" office:value-type="percentage" office:value="0.32639" calcext:value-type="percentage">
            <text:p>32.64%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4" office:value-type="percentage" office:value="0.57948" calcext:value-type="percentage">
            <text:p>57.95%</text:p>
          </table:table-cell>
          <table:table-cell table:style-name="ce4" office:value-type="percentage" office:value="0.29631" calcext:value-type="percentage">
            <text:p>29.63%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4" office:value-type="percentage" office:value="0.53762" calcext:value-type="percentage">
            <text:p>53.76%</text:p>
          </table:table-cell>
          <table:table-cell table:style-name="ce4" office:value-type="percentage" office:value="0.27004" calcext:value-type="percentage">
            <text:p>27.00%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4" office:value-type="percentage" office:value="0.49796" calcext:value-type="percentage">
            <text:p>49.80%</text:p>
          </table:table-cell>
          <table:table-cell table:style-name="ce4" office:value-type="percentage" office:value="0.24695" calcext:value-type="percentage">
            <text:p>24.70%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4" office:value-type="percentage" office:value="0.45983" calcext:value-type="percentage">
            <text:p>45.98%</text:p>
          </table:table-cell>
          <table:table-cell table:style-name="ce4" office:value-type="percentage" office:value="0.22689" calcext:value-type="percentage">
            <text:p>22.69%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4" office:value-type="percentage" office:value="0.42418" calcext:value-type="percentage">
            <text:p>42.42%</text:p>
          </table:table-cell>
          <table:table-cell table:style-name="ce4" office:value-type="percentage" office:value="0.20862" calcext:value-type="percentage">
            <text:p>20.86%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4" office:value-type="percentage" office:value="0.39175" calcext:value-type="percentage">
            <text:p>39.18%</text:p>
          </table:table-cell>
          <table:table-cell table:style-name="ce4" office:value-type="percentage" office:value="0.19275" calcext:value-type="percentage">
            <text:p>19.28%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4" office:value-type="percentage" office:value="0.36179" calcext:value-type="percentage">
            <text:p>36.18%</text:p>
          </table:table-cell>
          <table:table-cell table:style-name="ce4" office:value-type="percentage" office:value="0.17885" calcext:value-type="percentage">
            <text:p>17.89%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4" office:value-type="percentage" office:value="0.33383" calcext:value-type="percentage">
            <text:p>33.38%</text:p>
          </table:table-cell>
          <table:table-cell table:style-name="ce4" office:value-type="percentage" office:value="0.16628" calcext:value-type="percentage">
            <text:p>16.63%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4" office:value-type="percentage" office:value="0.30795" calcext:value-type="percentage">
            <text:p>30.80%</text:p>
          </table:table-cell>
          <table:table-cell table:style-name="ce4" office:value-type="percentage" office:value="0.15509" calcext:value-type="percentage">
            <text:p>15.51%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4" office:value-type="percentage" office:value="0.28372" calcext:value-type="percentage">
            <text:p>28.37%</text:p>
          </table:table-cell>
          <table:table-cell table:style-name="ce4" office:value-type="percentage" office:value="0.14509" calcext:value-type="percentage">
            <text:p>14.51%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.000</text:p>
          </table:table-cell>
          <table:table-cell table:style-name="ce4" office:value-type="percentage" office:value="0.26139" calcext:value-type="percentage">
            <text:p>26.14%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21.000</text:p>
          </table:table-cell>
          <table:table-cell table:style-name="ce4" office:value-type="percentage" office:value="0.24095" calcext:value-type="percentage">
            <text:p>24.10%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22.000</text:p>
          </table:table-cell>
          <table:table-cell table:style-name="ce4" office:value-type="percentage" office:value="0.22212" calcext:value-type="percentage">
            <text:p>22.21%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23.000</text:p>
          </table:table-cell>
          <table:table-cell table:style-name="ce4" office:value-type="percentage" office:value="0.20544" calcext:value-type="percentage">
            <text:p>20.54%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24.000</text:p>
          </table:table-cell>
          <table:table-cell table:style-name="ce4" office:value-type="percentage" office:value="0.19011" calcext:value-type="percentage">
            <text:p>19.01%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25.000</text:p>
          </table:table-cell>
          <table:table-cell table:style-name="ce4" office:value-type="percentage" office:value="0.17585" calcext:value-type="percentage">
            <text:p>17.59%</text:p>
          </table:table-cell>
          <table:table-cell table:number-columns-repeated="41"/>
        </table:table-row>
        <table:table-row table:style-name="ro1">
          <table:table-cell office:value-type="float" office:value="26" calcext:value-type="float">
            <text:p>26.000</text:p>
          </table:table-cell>
          <table:table-cell table:style-name="ce4" office:value-type="percentage" office:value="0.16253" calcext:value-type="percentage">
            <text:p>16.25%</text:p>
          </table:table-cell>
          <table:table-cell table:number-columns-repeated="41"/>
        </table:table-row>
        <table:table-row table:style-name="ro1">
          <table:table-cell office:value-type="float" office:value="27" calcext:value-type="float">
            <text:p>27.000</text:p>
          </table:table-cell>
          <table:table-cell table:style-name="ce4" office:value-type="percentage" office:value="0.15078" calcext:value-type="percentage">
            <text:p>15.08%</text:p>
          </table:table-cell>
          <table:table-cell table:number-columns-repeated="41"/>
        </table:table-row>
        <table:table-row table:style-name="ro1">
          <table:table-cell office:value-type="float" office:value="28" calcext:value-type="float">
            <text:p>28.000</text:p>
          </table:table-cell>
          <table:table-cell table:style-name="ce4" office:value-type="percentage" office:value="0.14053" calcext:value-type="percentage">
            <text:p>14.05%</text:p>
          </table:table-cell>
          <table:table-cell table:number-columns-repeated="41"/>
        </table:table-row>
        <table:table-row table:style-name="ro1" table:number-rows-repeated="20">
          <table:table-cell table:number-columns-repeated="43"/>
        </table:table-row>
        <table:table-row table:style-name="ro1">
          <table:table-cell table:number-columns-repeated="28"/>
          <table:table-cell table:style-name="ce4"/>
          <table:table-cell table:number-columns-repeated="14"/>
        </table:table-row>
        <table:table-row table:style-name="ro1">
          <table:table-cell table:number-columns-repeated="28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 table:number-rows-repeated="7">
          <table:table-cell table:number-columns-repeated="28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27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 table:number-rows-repeated="10">
          <table:table-cell table:number-columns-repeated="27"/>
          <table:table-cell table:style-name="ce4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7"/>
          <table:table-cell table:style-name="ce4"/>
          <table:table-cell table:number-columns-repeated="15"/>
        </table:table-row>
        <table:table-row table:style-name="ro1">
          <table:table-cell/>
          <table:table-cell table:formula="of:=27.73/43.06" office:value-type="float" office:value="0.643985137018114" calcext:value-type="float">
            <text:p>0.644</text:p>
          </table:table-cell>
          <table:table-cell table:number-columns-repeated="25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7"/>
          <table:table-cell table:style-name="ce4"/>
          <table:table-cell table:number-columns-repeated="15"/>
        </table:table-row>
        <table:table-row table:style-name="ro1" table:number-rows-repeated="104845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1:47:50.170902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18:10.546502040</meta:creation-date>
    <dc:date>2019-11-05T15:43:44.206611964</dc:date>
    <meta:editing-duration>PT5H20M8S</meta:editing-duration>
    <meta:editing-cycles>4</meta:editing-cycles>
    <meta:generator>LibreOffice/6.0.7.3$Linux_X86_64 LibreOffice_project/00m0$Build-3</meta:generator>
    <meta:document-statistic meta:table-count="1" meta:cell-count="2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73cm" svg:height="15.509cm" xlink:href=".." xlink:type="simple" chart:class="chart:bar" chart:style-name="ch1">
        <chart:title svg:x="12.234cm" svg:y="0.446cm" chart:style-name="ch2">
          <text:p>Execution time</text:p>
        </chart:title>
        <chart:legend chart:legend-position="end" svg:x="22.743cm" svg:y="6.708cm" style:legend-expansion="high" chart:style-name="ch3"/>
        <chart:plot-area chart:style-name="ch4" table:cell-range-address="Sheet1.B1:Sheet1.E20" chart:data-source-has-labels="row" svg:x="1.562cm" svg:y="1.535cm" svg:width="20.63cm" svg:height="12.683cm">
          <chartooo:coordinate-region svg:x="3.401cm" svg:y="1.734cm" svg:width="18.791cm" svg:height="11.837cm"/>
          <chart:axis chart:dimension="x" chart:name="primary-x" chart:style-name="ch5">
            <chart:title svg:x="10.365cm" svg:y="14.528cm" chart:style-name="ch6">
              <text:p>Number of iterations</text:p>
            </chart:title>
          </chart:axis>
          <chart:axis chart:dimension="y" chart:name="primary-y" chart:style-name="ch7">
            <chart:title svg:x="0.451cm" svg:y="9.203cm" chart:style-name="ch8">
              <text:p>Time of execution</text:p>
            </chart:title>
            <chart:grid chart:style-name="ch9" chart:class="major"/>
          </chart:axis>
          <chart:series chart:style-name="ch10" chart:values-cell-range-address="Sheet1.B2:Sheet1.B20" chart:label-cell-address="Sheet1.B1:Sheet1.B1" chart:class="chart:bar">
            <chart:data-point chart:repeated="19"/>
          </chart:series>
          <chart:series chart:style-name="ch11" chart:values-cell-range-address="Sheet1.C2:Sheet1.C20" chart:label-cell-address="Sheet1.C1:Sheet1.C1" chart:class="chart:bar">
            <chart:data-point chart:repeated="19"/>
          </chart:series>
          <chart:series chart:style-name="ch12" chart:values-cell-range-address="Sheet1.D2:Sheet1.D20" chart:label-cell-address="Sheet1.D1:Sheet1.D1" chart:class="chart:bar">
            <chart:data-point chart:repeated="19"/>
          </chart:series>
          <chart:series chart:style-name="ch13" chart:values-cell-range-address="Sheet1.E2:Sheet1.E20" chart:label-cell-address="Sheet1.E1:Sheet1.E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usters and 1 threads</text:p>
                <draw:g>
                  <svg:desc>Sheet1.B1:Sheet1.B1</svg:desc>
                </draw:g>
              </table:table-cell>
              <table:table-cell office:value-type="string">
                <text:p>8 clusters and 8 threads</text:p>
                <draw:g>
                  <svg:desc>Sheet1.C1:Sheet1.C1</svg:desc>
                </draw:g>
              </table:table-cell>
              <table:table-cell office:value-type="string">
                <text:p>27 clusters and 27 threads</text:p>
                <draw:g>
                  <svg:desc>Sheet1.D1:Sheet1.D1</svg:desc>
                </draw:g>
              </table:table-cell>
              <table:table-cell office:value-type="string">
                <text:p>27 clusters and 8 thread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3">
                <text:p>27.3</text:p>
                <draw:g>
                  <svg:desc>Sheet1.B2:Sheet1.B20</svg:desc>
                </draw:g>
              </table:table-cell>
              <table:table-cell office:value-type="float" office:value="12.05">
                <text:p>12.05</text:p>
                <draw:g>
                  <svg:desc>Sheet1.C2:Sheet1.C20</svg:desc>
                </draw:g>
              </table:table-cell>
              <table:table-cell office:value-type="float" office:value="8.33">
                <text:p>8.33</text:p>
                <draw:g>
                  <svg:desc>Sheet1.D2:Sheet1.D20</svg:desc>
                </draw:g>
              </table:table-cell>
              <table:table-cell office:value-type="float" office:value="8.31">
                <text:p>8.31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1">
                <text:p>16.91</text:p>
              </table:table-cell>
              <table:table-cell office:value-type="float" office:value="7.64">
                <text:p>7.64</text:p>
              </table:table-cell>
              <table:table-cell office:value-type="float" office:value="6.88">
                <text:p>6.8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7">
                <text:p>12.87</text:p>
              </table:table-cell>
              <table:table-cell office:value-type="float" office:value="5.86">
                <text:p>5.86</text:p>
              </table:table-cell>
              <table:table-cell office:value-type="float" office:value="4.79">
                <text:p>4.79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4.96">
                <text:p>4.96</text:p>
              </table:table-cell>
              <table:table-cell office:value-type="float" office:value="3.91">
                <text:p>3.9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4">
                <text:p>8.04</text:p>
              </table:table-cell>
              <table:table-cell office:value-type="float" office:value="4.09">
                <text:p>4.09</text:p>
              </table:table-cell>
              <table:table-cell office:value-type="float" office:value="2.87">
                <text:p>2.8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1">
                <text:p>6.71</text:p>
              </table:table-cell>
              <table:table-cell office:value-type="float" office:value="3.62">
                <text:p>3.62</text:p>
              </table:table-cell>
              <table:table-cell office:value-type="float" office:value="2.56">
                <text:p>2.5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">
                <text:p>5.88</text:p>
              </table:table-cell>
              <table:table-cell office:value-type="float" office:value="2.85">
                <text:p>2.85</text:p>
              </table:table-cell>
              <table:table-cell office:value-type="float" office:value="2.32">
                <text:p>2.3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2">
                <text:p>5.22</text:p>
              </table:table-cell>
              <table:table-cell office:value-type="float" office:value="2.64">
                <text:p>2.64</text:p>
              </table:table-cell>
              <table:table-cell office:value-type="float" office:value="2.06">
                <text:p>2.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2.51">
                <text:p>2.51</text:p>
              </table:table-cell>
              <table:table-cell office:value-type="float" office:value="1.89">
                <text:p>1.8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2.11">
                <text:p>2.11</text:p>
              </table:table-cell>
              <table:table-cell office:value-type="float" office:value="1.78">
                <text:p>1.7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6">
                <text:p>3.86</text:p>
              </table:table-cell>
              <table:table-cell office:value-type="float" office:value="2.08">
                <text:p>2.08</text:p>
              </table:table-cell>
              <table:table-cell office:value-type="float" office:value="1.59">
                <text:p>1.5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5">
                <text:p>3.55</text:p>
              </table:table-cell>
              <table:table-cell office:value-type="float" office:value="1.92">
                <text:p>1.92</text:p>
              </table:table-cell>
              <table:table-cell office:value-type="float" office:value="1.45">
                <text:p>1.4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2">
                <text:p>3.22</text:p>
              </table:table-cell>
              <table:table-cell office:value-type="float" office:value="1.73">
                <text:p>1.73</text:p>
              </table:table-cell>
              <table:table-cell office:value-type="float" office:value="1.34">
                <text:p>1.3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3">
                <text:p>3.03</text:p>
              </table:table-cell>
              <table:table-cell office:value-type="float" office:value="1.54">
                <text:p>1.54</text:p>
              </table:table-cell>
              <table:table-cell office:value-type="float" office:value="1.25">
                <text:p>1.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6">
                <text:p>2.76</text:p>
              </table:table-cell>
              <table:table-cell office:value-type="float" office:value="1.49">
                <text:p>1.49</text:p>
              </table:table-cell>
              <table:table-cell office:value-type="float" office:value="1.15">
                <text:p>1.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7">
                <text:p>2.57</text:p>
              </table:table-cell>
              <table:table-cell office:value-type="float" office:value="1.37">
                <text:p>1.37</text:p>
              </table:table-cell>
              <table:table-cell office:value-type="float" office:value="1.03">
                <text:p>1.0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">
                <text:p>2.16</text:p>
              </table:table-cell>
              <table:table-cell office:value-type="float" office:value="1.18">
                <text:p>1.18</text:p>
              </table:table-cell>
              <table:table-cell office:value-type="float" office:value="0.92">
                <text:p>0.9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">
                <text:p>2.07</text:p>
              </table:table-cell>
              <table:table-cell office:value-type="float" office:value="1.15">
                <text:p>1.15</text:p>
              </table:table-cell>
              <table:table-cell office:value-type="float" office:value="0.9">
                <text:p>0.9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25cm" svg:height="12.67cm" xlink:href=".." xlink:type="simple" chart:class="chart:bar" chart:style-name="ch1">
        <chart:title svg:x="9.419cm" svg:y="0.389cm" chart:style-name="ch2">
          <text:p>The best speedup</text:p>
        </chart:title>
        <chart:legend chart:legend-position="end" svg:x="20.421cm" svg:y="6.036cm" style:legend-expansion="high" chart:style-name="ch3"/>
        <chart:plot-area chart:style-name="ch4" table:cell-range-address="Sheet1.H1:Sheet1.H20" chart:data-source-has-labels="row" svg:x="0.45cm" svg:y="1.421cm" svg:width="19.521cm" svg:height="10.015cm">
          <chartooo:coordinate-region svg:x="1.177cm" svg:y="1.62cm" svg:width="18.794cm" svg:height="9.169cm"/>
          <chart:axis chart:dimension="x" chart:name="primary-x" chart:style-name="ch5">
            <chart:title svg:x="8.248cm" svg:y="11.689cm" chart:style-name="ch6">
              <text:p>Speedup for each iteratio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2:Sheet1.H20" chart:label-cell-address="Sheet1.H1:Sheet1.H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8519855595668">
                <text:p>3.28519855595668</text:p>
                <draw:g>
                  <svg:desc>Sheet1.H2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213114754098">
                <text:p>2.77213114754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46861924686">
                <text:p>2.69246861924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4248704663212">
                <text:p>2.64248704663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01393728223">
                <text:p>2.801393728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109375">
                <text:p>2.621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3448275862069">
                <text:p>2.5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3398058252427">
                <text:p>2.53398058252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8677248677249">
                <text:p>2.48677248677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0112994350282">
                <text:p>2.4011299435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2767295597484">
                <text:p>2.42767295597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4827586206897">
                <text:p>2.44827586206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0298507462687">
                <text:p>2.4029850746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9514563106796">
                <text:p>2.49514563106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782608695652">
                <text:p>2.34782608695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697674418605">
                <text:p>2.40697674418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97cm" svg:height="15.579cm" xlink:href=".." xlink:type="simple" chart:class="chart:bar" chart:style-name="ch1">
        <chart:title svg:x="11.106cm" svg:y="0.447cm" chart:style-name="ch2">
          <text:p>Simplification convergance</text:p>
        </chart:title>
        <chart:legend chart:legend-position="end" svg:x="24.084cm" svg:y="7.241cm" style:legend-expansion="high" chart:style-name="ch3"/>
        <chart:plot-area chart:style-name="ch4" table:cell-range-address="Sheet1.B45:Sheet1.C73" chart:data-source-has-labels="row" svg:x="0.553cm" svg:y="1.537cm" svg:width="22.978cm" svg:height="12.75cm">
          <chartooo:coordinate-region svg:x="2.153cm" svg:y="1.737cm" svg:width="21.378cm" svg:height="11.903cm"/>
          <chart:axis chart:dimension="x" chart:name="primary-x" chart:style-name="ch5">
            <chart:title svg:x="9.603cm" svg:y="14.598cm" chart:style-name="ch6">
              <text:p>Simplification of the orginal mesh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46:Sheet1.B73" chart:label-cell-address="Sheet1.B45:Sheet1.B45" chart:class="chart:bar">
            <chart:data-point chart:repeated="28"/>
          </chart:series>
          <chart:series chart:style-name="ch10" chart:values-cell-range-address="Sheet1.C46:Sheet1.C73" chart:label-cell-address="Sheet1.C45:Sheet1.C45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moothing</text:p>
                <draw:g>
                  <svg:desc>Sheet1.B45:Sheet1.B45</svg:desc>
                </draw:g>
              </table:table-cell>
              <table:table-cell office:value-type="string">
                <text:p>With smoothing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754">
                <text:p>0.92754</text:p>
                <draw:g>
                  <svg:desc>Sheet1.B46:Sheet1.B73</svg:desc>
                </draw:g>
              </table:table-cell>
              <table:table-cell office:value-type="float" office:value="0.91728">
                <text:p>0.91728</text:p>
                <draw:g>
                  <svg:desc>Sheet1.C46:Sheet1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813">
                <text:p>0.88813</text:p>
              </table:table-cell>
              <table:table-cell office:value-type="float" office:value="0.81574">
                <text:p>0.8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664">
                <text:p>0.85664</text:p>
              </table:table-cell>
              <table:table-cell office:value-type="float" office:value="0.70445">
                <text:p>0.70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515">
                <text:p>0.82515</text:p>
              </table:table-cell>
              <table:table-cell office:value-type="float" office:value="0.60357">
                <text:p>0.60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8">
                <text:p>0.7908</text:p>
              </table:table-cell>
              <table:table-cell office:value-type="float" office:value="0.52048">
                <text:p>0.5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254">
                <text:p>0.75254</text:p>
              </table:table-cell>
              <table:table-cell office:value-type="float" office:value="0.45523">
                <text:p>0.45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122">
                <text:p>0.71122</text:p>
              </table:table-cell>
              <table:table-cell office:value-type="float" office:value="0.40309">
                <text:p>0.40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718">
                <text:p>0.66718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283">
                <text:p>0.62283</text:p>
              </table:table-cell>
              <table:table-cell office:value-type="float" office:value="0.32639">
                <text:p>0.32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48">
                <text:p>0.57948</text:p>
              </table:table-cell>
              <table:table-cell office:value-type="float" office:value="0.29631">
                <text:p>0.29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62">
                <text:p>0.53762</text:p>
              </table:table-cell>
              <table:table-cell office:value-type="float" office:value="0.27004">
                <text:p>0.2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796">
                <text:p>0.49796</text:p>
              </table:table-cell>
              <table:table-cell office:value-type="float" office:value="0.24695">
                <text:p>0.24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983">
                <text:p>0.45983</text:p>
              </table:table-cell>
              <table:table-cell office:value-type="float" office:value="0.22689">
                <text:p>0.22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418">
                <text:p>0.42418</text:p>
              </table:table-cell>
              <table:table-cell office:value-type="float" office:value="0.20862">
                <text:p>0.20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175">
                <text:p>0.39175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179">
                <text:p>0.36179</text:p>
              </table:table-cell>
              <table:table-cell office:value-type="float" office:value="0.17885">
                <text:p>0.17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83">
                <text:p>0.33383</text:p>
              </table:table-cell>
              <table:table-cell office:value-type="float" office:value="0.16628">
                <text:p>0.16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795">
                <text:p>0.30795</text:p>
              </table:table-cell>
              <table:table-cell office:value-type="float" office:value="0.15509">
                <text:p>0.15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372">
                <text:p>0.28372</text:p>
              </table:table-cell>
              <table:table-cell office:value-type="float" office:value="0.14509">
                <text:p>0.14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39">
                <text:p>0.2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095">
                <text:p>0.2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212">
                <text:p>0.2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544">
                <text:p>0.2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011">
                <text:p>0.19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85">
                <text:p>0.1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253">
                <text:p>0.16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78">
                <text:p>0.1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053">
                <text:p>0.140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